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/>
      <text:p text:style-name="P2"/>
      <text:p text:style-name="P2">3/11/2016<text:span text:style-name="T1"> :</text:span></text:p>
      <text:p text:style-name="P2"><text:span text:style-name="T1"><text:s/>=&gt; </text:span><text:span text:style-name="T2">Répartition des tâches.</text:span></text:p>
      <text:p text:style-name="P3">MASSOL Martin:</text:p>
      <text:p text:style-name="P3"/>
      <text:p text:style-name="P3">POUJOL Elyan:</text:p>
      <text:p text:style-name="P3">- Création des branches sur github <text:s text:c="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S</meta:editing-duration>
    <meta:editing-cycles>5</meta:editing-cycles>
    <meta:generator>OpenOffice/4.0.1$Win32 OpenOffice.org_project/401m5$Build-9714</meta:generator>
    <dc:date>2016-11-03T22:19:29.12</dc:date>
    <meta:document-statistic meta:table-count="0" meta:image-count="0" meta:object-count="0" meta:page-count="1" meta:paragraph-count="6" meta:word-count="19" meta:character-count="158"/>
    <meta:user-defined meta:name="Info 1"/>
    <meta:user-defined meta:name="Info 2"/>
    <meta:user-defined meta:name="Info 3"/>
    <meta:user-defined meta:name="Info 4"/>
  </office:meta>
</office:document-meta>
</file>